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5.954cm" fo:margin-left="-0.191cm" table:align="left" style:writing-mode="lr-tb"/>
    </style:style>
    <style:style style:name="Table1.A" style:family="table-column">
      <style:table-column-properties style:column-width="9.604cm"/>
    </style:style>
    <style:style style:name="Table1.B" style:family="table-column">
      <style:table-column-properties style:column-width="6.3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language="uk" fo:country="UA" style:language-asian="ru" style:country-asian="RU"/>
    </style:style>
    <style:style style:name="P3" style:family="paragraph" style:parent-style-name="Standard">
      <style:paragraph-properties fo:line-height="150%"/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fo:language="uk" fo:country="UA" style:font-size-asian="14pt" style:font-size-complex="14pt" style:font-weight-complex="bold"/>
    </style:style>
    <style:style style:name="P5" style:family="paragraph" style:parent-style-name="Standard">
      <style:paragraph-properties fo:margin-left="0cm" fo:margin-right="0cm" fo:margin-top="0.423cm" fo:margin-bottom="0cm" fo:line-height="150%" fo:text-indent="1cm" style:auto-text-indent="false"/>
    </style:style>
    <style:style style:name="P6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1cm" style:auto-text-indent="false"/>
    </style:style>
    <style:style style:name="P7" style:family="paragraph" style:parent-style-name="Standard">
      <style:paragraph-properties fo:margin-left="0cm" fo:margin-right="0cm" fo:margin-top="0.423cm" fo:margin-bottom="0cm" fo:line-height="150%" fo:text-indent="1cm" style:auto-text-indent="false">
        <style:tab-stops>
          <style:tab-stop style:position="13.018cm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1cm" style:auto-text-indent="false"/>
      <style:text-properties fo:font-size="14pt" fo:language="uk" fo:country="UA" style:font-size-asian="14pt" style:font-size-complex="14pt"/>
    </style:style>
    <style:style style:name="P9" style:family="paragraph" style:parent-style-name="Standard">
      <style:paragraph-properties fo:margin-left="0cm" fo:margin-right="0cm" fo:margin-top="0.423cm" fo:margin-bottom="0cm" fo:text-align="justify" style:justify-single-word="false" fo:text-indent="1cm" style:auto-text-indent="false"/>
      <style:text-properties fo:font-size="14pt" fo:language="uk" fo:country="UA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indent="1cm" style:auto-text-indent="false"/>
    </style:style>
    <style:style style:name="P11" style:family="paragraph" style:parent-style-name="Standard">
      <style:paragraph-properties fo:margin-left="0cm" fo:margin-right="0cm" fo:line-height="150%" fo:text-indent="1cm" style:auto-text-indent="false">
        <style:tab-stops>
          <style:tab-stop style:position="13.018cm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cm" fo:margin-right="0cm" fo:line-height="150%" fo:text-indent="1cm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indent="1cm" style:auto-text-indent="false"/>
      <style:text-properties fo:font-size="14pt" fo:language="uk" fo:country="UA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language="uk" fo:country="UA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indent="1cm" style:auto-text-indent="false">
        <style:tab-stops>
          <style:tab-stop style:position="13.018cm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P16" style:family="paragraph" style:parent-style-name="Normal_20__28_Web_29_">
      <style:paragraph-properties fo:margin-top="0cm" fo:margin-bottom="0cm" fo:line-height="150%" fo:text-align="center" style:justify-single-word="false"/>
    </style:style>
    <style:style style:name="P17" style:family="paragraph" style:parent-style-name="Normal_20__28_Web_29_">
      <style:paragraph-properties fo:margin-top="0cm" fo:margin-bottom="0cm" fo:line-height="150%" fo:text-align="justify" style:justify-single-word="false"/>
    </style:style>
    <style:style style:name="P18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9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0" style:family="paragraph" style:parent-style-name="Normal_20__28_Web_29_">
      <style:paragraph-properties fo:margin-top="0cm" fo:margin-bottom="0cm" fo:text-align="end" style:justify-single-word="false" style:snap-to-layout-gri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1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style:font-size-asian="14pt" style:font-size-complex="14pt" style:font-weight-complex="bold"/>
    </style:style>
    <style:style style:name="P22" style:family="paragraph" style:parent-style-name="Normal_20__28_Web_29_">
      <style:paragraph-properties fo:margin-top="0cm" fo:margin-bottom="0cm" fo:line-height="150%" fo:text-align="justify" style:justify-single-word="false"/>
      <style:text-properties fo:font-size="14pt" fo:language="en" fo:country="US" style:font-size-asian="14pt" style:font-size-complex="14pt" style:font-weight-complex="bold"/>
    </style:style>
    <style:style style:name="P23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4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25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style:font-size-asian="11pt" style:font-size-complex="11pt" style:font-weight-complex="bold"/>
    </style:style>
    <style:style style:name="P26" style:family="paragraph" style:parent-style-name="Normal_20__28_Web_29_">
      <style:paragraph-properties fo:margin-top="0cm" fo:margin-bottom="0cm" fo:line-height="150%" fo:text-align="center" style:justify-single-word="false" fo:break-before="pag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7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</style:style>
    <style:style style:name="P28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29" style:family="paragraph" style:parent-style-name="Normal_20__28_Web_29_">
      <style:paragraph-properties fo:margin-left="9.208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30" style:family="paragraph" style:parent-style-name="Normal_20__28_Web_29_">
      <style:paragraph-properties fo:margin-left="9.208cm" fo:margin-right="0cm" fo:margin-top="0.423cm" fo:margin-bottom="0cm" fo:line-height="150%" fo:text-indent="-9.208cm" style:auto-text-indent="false"/>
    </style:style>
    <style:style style:name="P31" style:family="paragraph" style:parent-style-name="Normal_20__28_Web_29_">
      <style:paragraph-properties fo:margin-left="9.208cm" fo:margin-right="0cm" fo:margin-top="0.423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32" style:family="paragraph" style:parent-style-name="Normal_20__28_Web_29_">
      <style:paragraph-properties fo:margin-top="0.423cm" fo:margin-bottom="0cm">
        <style:tab-stops>
          <style:tab-stop style:position="4.001cm"/>
          <style:tab-stop style:position="5.08cm"/>
          <style:tab-stop style:position="13.018cm"/>
        </style:tab-stops>
      </style:paragraph-properties>
    </style:style>
    <style:style style:name="P33" style:family="paragraph" style:parent-style-name="Normal_20__28_Web_29_">
      <style:paragraph-properties fo:margin-top="0.423cm" fo:margin-bottom="0cm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34" style:family="paragraph" style:parent-style-name="Standard">
      <style:paragraph-properties fo:margin-left="0cm" fo:margin-right="0cm" fo:line-height="150%" fo:text-indent="0cm" style:auto-text-indent="false"/>
    </style:style>
    <style:style style:name="P35" style:family="paragraph" style:parent-style-name="Standard" style:list-style-name="WW8Num2">
      <style:paragraph-properties fo:line-height="150%">
        <style:tab-stops>
          <style:tab-stop style:position="14.605cm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P36" style:family="paragraph" style:parent-style-name="Standard" style:list-style-name="WW8Num1">
      <style:paragraph-properties fo:line-height="150%"/>
      <style:text-properties fo:font-size="14pt" fo:language="uk" fo:country="UA" style:font-size-asian="14pt" style:font-size-complex="14pt"/>
    </style:style>
    <style:style style:name="P37" style:family="paragraph" style:parent-style-name="Standard" style:list-style-name="WW8Num2">
      <style:paragraph-properties fo:line-height="150%">
        <style:tab-stops>
          <style:tab-stop style:position="14.605cm" style:leader-style="dotted" style:leader-text="."/>
        </style:tab-stops>
      </style:paragraph-properties>
    </style:style>
    <style:style style:name="P38" style:family="paragraph" style:parent-style-name="Standard">
      <style:paragraph-properties fo:margin-left="0cm" fo:margin-right="0cm" fo:line-height="150%" fo:text-indent="1cm" style:auto-text-indent="false"/>
      <style:text-properties fo:font-size="14pt" fo:language="uk" fo:country="UA" style:font-size-asian="14pt" style:font-size-complex="14pt"/>
    </style:style>
    <style:style style:name="P39" style:family="paragraph" style:parent-style-name="Standard" style:list-style-name="WW8Num1">
      <style:paragraph-properties fo:margin-left="2.529cm" fo:margin-right="0cm" fo:line-height="150%" fo:text-indent="-0.63cm" style:auto-text-indent="false"/>
    </style:style>
    <style:style style:name="P40" style:family="paragraph" style:parent-style-name="Heading_20_2">
      <style:paragraph-properties fo:margin-left="0cm" fo:margin-right="0cm" fo:line-height="150%" fo:text-align="center" style:justify-single-word="false" fo:text-indent="0cm" style:auto-text-indent="false" fo:break-before="page"/>
      <style:text-properties style:font-size-complex="14pt"/>
    </style:style>
    <style:style style:name="P41" style:family="paragraph" style:parent-style-name="Normal_20__28_Web_29_" style:master-page-name="First_20_Page">
      <style:paragraph-properties fo:margin-top="0cm" fo:margin-bottom="0cm" fo:line-height="150%" fo:text-align="center" style:justify-single-word="false" style:page-number="auto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 style:font-weight-complex="bold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uk" fo:country="UA" style:font-size-asian="14pt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/>
    </style:style>
    <style:style style:name="T5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 style:font-weight-complex="bold"/>
    </style:style>
    <style:style style:name="T7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fo:font-size="13.5pt" fo:language="uk" fo:country="UA" style:font-size-asian="13.5pt" style:font-size-complex="13.5pt"/>
    </style:style>
    <style:style style:name="T9" style:family="text">
      <style:text-properties fo:color="#000000" fo:font-size="14pt" fo:language="uk" fo:country="UA" style:font-size-asian="14pt" style:font-size-complex="14pt"/>
    </style:style>
    <style:style style:name="T10" style:family="text">
      <style:text-properties fo:font-size="10pt" fo:language="uk" fo:country="UA" style:font-size-asian="10pt" style:font-size-complex="10pt" style:font-weight-complex="bold"/>
    </style:style>
    <style:style style:name="T1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Факультет прикладної математики</text:p>
      <text:p text:style-name="P18">Кафедра програмного забезпечення комп’ютерних систем</text:p>
      <text:p text:style-name="P18"/>
      <text:p text:style-name="P28">“ЗАТВЕРДЖЕНО”</text:p>
      <text:p text:style-name="P28">Завідувач кафедри</text:p>
      <text:p text:style-name="P28">__________ І.А.Дичка</text:p>
      <text:p text:style-name="P27"><text:span text:style-name="T3">“___” ____________ 201</text:span><text:span text:style-name="T6">3</text:span><text:span text:style-name="T3"> р.<text:tab/></text:span></text:p>
      <text:p text:style-name="P18"/>
      <text:p text:style-name="P21"/>
      <text:p text:style-name="P21"/>
      <text:p text:style-name="P24"/>
      <text:p text:style-name="P23">СИСТЕМА РОЗПІЗНАВАННЯ ГРАФІЧНИХ ОБРАЗІВ НА ОСНОВІ ВИКОРИСТАННЯ ГРАФІЧНИХ ПРОЦЕСОРІВ</text:p>
      <text:p text:style-name="P18">Технічне завдання</text:p>
      <text:p text:style-name="P16"><text:span text:style-name="T2">ПЗКС.</text:span><text:span text:style-name="T8">045440</text:span><text:span text:style-name="T9">-02-91</text:span></text:p>
      <text:p text:style-name="P25"/>
      <text:p text:style-name="P25"/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9">“ПОГОДЖЕНО”</text:p>
            <text:p text:style-name="P29"/>
            <text:p text:style-name="P29">Керівник проекту:</text:p>
            <text:p text:style-name="P30"><text:span text:style-name="T3">__________ О.І.</text:span><text:span text:style-name="T10"> </text:span><text:span text:style-name="T3">Марченко</text:span></text:p>
            <text:p text:style-name="P29"/>
            <text:p text:style-name="P29">Нормоконтроль:</text:p>
            <text:p text:style-name="P31">__________ М.В.Онай</text:p>
          </table:table-cell>
          <table:table-cell table:style-name="Table1.A1" office:value-type="string">
            <text:p text:style-name="P20"/>
            <text:p text:style-name="P19"/>
            <text:p text:style-name="P19"/>
            <text:p text:style-name="P19"/>
            <text:p text:style-name="P19"/>
            <text:p text:style-name="P19"/>
            <text:p text:style-name="P33"/>
            <text:p text:style-name="P32"><text:span text:style-name="T3">Виконавець:</text:span><text:span text:style-name="T5"> </text:span></text:p>
            <text:p text:style-name="P32"><text:span text:style-name="T3">__________ </text:span><text:span text:style-name="T3">О. В. Паляниця</text:span></text:p>
            <text:p text:style-name="P21"/>
          </table:table-cell>
        </table:table-row>
      </table:table>
      <text:p text:style-name="P16"/>
      <text:p text:style-name="P21"/>
      <text:p text:style-name="P16"><text:span text:style-name="T3">201</text:span><text:span text:style-name="T6">3</text:span></text:p>
      <text:h text:style-name="P40" text:outline-level="2">ЗМІСТ</text:h>
      <text:p text:style-name="P2"/>
      <text:p text:style-name="P2"/>
      <text:list xml:id="list350668855" text:style-name="WW8Num2">
        <text:list-item>
          <text:p text:style-name="P35">Найменування та галузь застосування<text:tab/>3</text:p>
        </text:list-item>
        <text:list-item>
          <text:p text:style-name="P37"><text:span text:style-name="T9">Підстава для розроблення</text:span><text:span text:style-name="T2"><text:tab/>3</text:span></text:p>
        </text:list-item>
        <text:list-item>
          <text:p text:style-name="P35">Призначення розробки<text:tab/>3</text:p>
        </text:list-item>
        <text:list-item>
          <text:p text:style-name="P37"><text:span text:style-name="T9">Вимоги до програмного продукту</text:span><text:span text:style-name="T2"><text:tab/>3</text:span></text:p>
        </text:list-item>
        <text:list-item>
          <text:p text:style-name="P37"><text:span text:style-name="T9">Вимоги до проектної документації</text:span><text:span text:style-name="T2"><text:tab/>4</text:span></text:p>
        </text:list-item>
        <text:list-item>
          <text:p text:style-name="P37"><text:span text:style-name="T2">Етапи </text:span><text:span text:style-name="T9">проектування</text:span><text:span text:style-name="T2"><text:tab/>5</text:span></text:p>
        </text:list-item>
        <text:list-item>
          <text:p text:style-name="P37"><text:span text:style-name="T9">Порядок тестування розробки</text:span><text:span text:style-name="T2"><text:tab/>5</text:span></text:p>
        </text:list-item>
      </text:list>
      <text:p text:style-name="P26">1. НАЙМЕНУВАННЯ ТА ГАЛУЗЬ ЗАСТОСУВАННЯ</text:p>
      <text:p text:style-name="P5"><text:span text:style-name="T4">Назва розробки</text:span><text:span text:style-name="T2">: </text:span><text:span text:style-name="T2">Система розпізнавання графічних образів на основі використання графічних процесорів</text:span><text:span text:style-name="T2">.</text:span></text:p>
      <text:p text:style-name="P10"><text:span text:style-name="T4">Галузь застосування</text:span><text:span text:style-name="T2">: інформаційні технології.</text:span></text:p>
      <text:p text:style-name="P12"/>
      <text:p text:style-name="P12"/>
      <text:p text:style-name="P18">2. ПІДСТАВА ДЛЯ РОЗРОБЛЕННЯ</text:p>
      <text:p text:style-name="P8">Підставою для розроблення є завдання на дипломне проектування, затверджене кафедрою програмного забезпечення комп’ютерних систем Національного технічного університету України «Київський політехнічний інститут» (НТУУ «КПІ»).</text:p>
      <text:p text:style-name="P12"/>
      <text:p text:style-name="P12"/>
      <text:p text:style-name="P18">3. ПРИЗНАЧЕННЯ РОЗРОБКИ </text:p>
      <text:p text:style-name="P6"><text:span text:style-name="T2">Розробка призначена для </text:span><text:span text:style-name="T2">виявлення облич у відеопотоці, що отримується з веб-камери, або на статичних зображеннях, з метою подальшої обробки чи аналізу.</text:span></text:p>
      <text:p text:style-name="P12"/>
      <text:p text:style-name="P12"/>
      <text:p text:style-name="P18">4. ВИМОГИ ДО ПРОГРАМНОГО ПРОДУКТУ </text:p>
      <text:p text:style-name="P5"><text:span text:style-name="T7">Система розпізнавання графічних образів на основі використання графічних процесорів</text:span><text:span text:style-name="T2"> повинна забезпечувати такі основні функції:</text:span></text:p>
      <text:p text:style-name="P13">1) можливість завантаження зображень для обробки;</text:p>
      <text:p text:style-name="P13">2) можливість підключення веб-камери;</text:p>
      <text:p text:style-name="P13">3) можливість задання розміру кадрів, що отримуються з веб-камери;</text:p>
      <text:p text:style-name="P34"><text:span text:style-name="T2"><text:s text:c="8"/>4) </text:span><text:span text:style-name="T2">позначення виявлених облич</text:span><text:span text:style-name="T2">;</text:span></text:p>
      <text:p text:style-name="P13"/>
      <text:p text:style-name="P10"><text:soft-page-break/><text:span text:style-name="T2">Розробку виконати на </text:span><text:span text:style-name="T2">мові C/C++</text:span><text:span text:style-name="T2"> з використанням програмної моделі CUDA</text:span><text:span text:style-name="T2">.</text:span></text:p>
      <text:p text:style-name="P18">5. ВИМОГИ ДО ПРОЕКТНОЇ ДОКУМЕНТАЦІЇ</text:p>
      <text:p text:style-name="P8">У процесі виконання проекту повинна бути розроблена наступна документація:</text:p>
      <text:p text:style-name="P14">1) пояснювальна записка;</text:p>
      <text:p text:style-name="P14">2) програма та методика тестування;</text:p>
      <text:p text:style-name="P14">3) керівництво користувача;</text:p>
      <text:p text:style-name="P14">4) креслення:</text:p>
      <text:list xml:id="list485377251" text:style-name="WW8Num1">
        <text:list-item>
          <text:list>
            <text:list-item>
              <text:p text:style-name="P39"><text:span text:style-name="T2">«</text:span><text:span text:style-name="T2">Процес класифікації на CPU. Блок-схема алгоритму</text:span><text:span text:style-name="T2">»;</text:span></text:p>
            </text:list-item>
            <text:list-item>
              <text:p text:style-name="P36">«Процес класифікації на GPU. Блок-схема алгоритму».</text:p>
            </text:list-item>
          </text:list>
        </text:list-item>
      </text:list>
      <text:p text:style-name="P3"/>
      <text:p text:style-name="P4"/>
      <text:p text:style-name="P26">6. ЕТАПИ ПРОЕКТУВАННЯ</text:p>
      <text:p text:style-name="P7">Вивчення літератури за тематикою роботи<text:tab/>15.11.2012</text:p>
      <text:p text:style-name="P15">Розроблення та узгодження технічного завдання<text:tab/>30.11.2012</text:p>
      <text:p text:style-name="P11"><text:span text:style-name="T2">Розроблення структури </text:span><text:span text:style-name="T2">програмної розробки</text:span><text:span text:style-name="T2"><text:tab/>15.12.201</text:span><text:span text:style-name="T2">2</text:span></text:p>
      <text:p text:style-name="P11"><text:span text:style-name="T2">Програмна реалізація </text:span><text:span text:style-name="T2">системи</text:span><text:span text:style-name="T2"><text:tab/>15.03.201</text:span><text:span text:style-name="T2">3</text:span></text:p>
      <text:p text:style-name="P11"><text:span text:style-name="T2">Тестування </text:span><text:span text:style-name="T2">системи</text:span><text:span text:style-name="T2"><text:tab/>01.04.201</text:span><text:span text:style-name="T2">3</text:span></text:p>
      <text:p text:style-name="P11"><text:span text:style-name="T2">Підготовка матеріалів текстової частини проекту<text:tab/>30.04.201</text:span><text:span text:style-name="T2">3</text:span></text:p>
      <text:p text:style-name="P11"><text:span text:style-name="T2">Підготовка матеріалів графічної частини проекту<text:tab/>10.05.201</text:span><text:span text:style-name="T2">3</text:span></text:p>
      <text:p text:style-name="P11"><text:span text:style-name="T2">Оформлення технічної документації проекту<text:tab/>25.05.201</text:span><text:span text:style-name="T2">3</text:span></text:p>
      <text:p text:style-name="P12"/>
      <text:p text:style-name="P12"/>
      <text:p text:style-name="P18">7. ПОРЯДОК ТЕСТУВАННЯ РОЗРОБКИ</text:p>
      <text:p text:style-name="P13"/>
      <text:p text:style-name="P17"><text:span text:style-name="T3"><text:tab/>Тестування розробленого програмного продукту виконується відповідно до </text:span><text:span text:style-name="T1">“</text:span><text:span text:style-name="T3">Програми та методики тестування</text:span><text:span text:style-name="T1">”</text:span><text:span text:style-name="T3">.</text:span></text:p>
      <text:p text:style-name="P9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501cm" fo:margin-right="0cm" fo:margin-top="0cm" fo:margin-bottom="0cm" fo:line-height="140%" fo:text-align="justify" style:justify-single-word="false" fo:hyphenation-ladder-count="no-limit" fo:text-indent="0cm" style:auto-text-indent="false"/>
      <style:text-properties fo:font-size="14pt" fo:language="uk" fo:country="UA" fo:font-weight="bold" style:font-size-asian="14pt" style:font-weight-asian="bold" style:font-size-complex="10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ru" fo:country="RU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4pt" fo:language="uk" fo:country="UA" style:font-size-asian="14pt" style:font-size-complex="10pt"/>
    </style:style>
    <style:style style:name="Footer" style:family="paragraph" style:parent-style-name="Standard" style:class="extra">
      <style:paragraph-properties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_20_Char_20_Char10" style:display-name=" Char Char10" style:family="text" style:parent-style-name="Default_20_Paragraph_20_Font">
      <style:text-properties fo:font-size="12pt" fo:language="ru" fo:country="RU" style:font-size-asian="12pt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6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3"><draw:text-box fo:min-height="0.058cm" fo:min-width="0.041cm"><text:p text:style-name="Footer"><text:span text:style-name="Page_20_Number"><text:page-number text:select-page="current">5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акультет прикладної математики</dc:title>
    <meta:initial-creator>Yevgeniya</meta:initial-creator>
    <meta:creation-date>2011-03-15T18:37:00</meta:creation-date>
    <dc:creator>olehp </dc:creator>
    <dc:date>2013-06-11T16:45:11</dc:date>
    <meta:editing-cycles>45</meta:editing-cycles>
    <meta:editing-duration>PT56M39S</meta:editing-duration>
    <meta:generator>LibreOffice/3.5$Linux_X86_64 LibreOffice_project/350m1$Build-2</meta:generator>
    <meta:document-statistic meta:table-count="1" meta:image-count="0" meta:object-count="0" meta:page-count="5" meta:paragraph-count="59" meta:word-count="305" meta:character-count="2316" meta:non-whitespace-character-count="2266"/>
    <meta:user-defined meta:name="Info 1"/>
    <meta:user-defined meta:name="Info 2"/>
    <meta:user-defined meta:name="Info 3"/>
    <meta:user-defined meta:name="Info 4"/>
  </office:meta>
</office:document-meta>
</file>